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66e8" officeooo:paragraph-rsid="000766e8"/>
    </style:style>
    <style:style style:name="P2" style:family="paragraph" style:parent-style-name="Standard">
      <style:text-properties officeooo:rsid="0009981a" officeooo:paragraph-rsid="0009981a"/>
    </style:style>
    <style:style style:name="P3" style:family="paragraph" style:parent-style-name="Standard">
      <style:text-properties officeooo:rsid="000afc7f" officeooo:paragraph-rsid="000afc7f"/>
    </style:style>
    <style:style style:name="P4" style:family="paragraph" style:parent-style-name="Standard">
      <style:text-properties officeooo:rsid="000afc7f" officeooo:paragraph-rsid="000afc7f"/>
    </style:style>
    <style:style style:name="P5" style:family="paragraph" style:parent-style-name="Standard">
      <style:text-properties officeooo:rsid="000bc86f" officeooo:paragraph-rsid="000bc86f"/>
    </style:style>
    <style:style style:name="P6" style:family="paragraph" style:parent-style-name="Standard">
      <style:text-properties officeooo:rsid="000766e8" officeooo:paragraph-rsid="000766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ronyms</text:h>
      <text:p text:style-name="P1">LMS<text:tab/>Least Mean Square</text:p>
      <text:p text:style-name="P1">GCC<text:tab/>Generalized Cross Correlation</text:p>
      <text:p text:style-name="P1">TDE<text:tab/>Time Delay Estimation</text:p>
      <text:p text:style-name="P1">TDOA<text:tab/>Time Delay Of Arrival</text:p>
      <text:p text:style-name="P5">TOA<text:tab/>Time Of Arrival</text:p>
      <text:p text:style-name="P2">TK<text:tab/>Teager-Kaiser</text:p>
      <text:p text:style-name="P3">PHAT<text:tab/>Phase Transform</text:p>
      <text:p text:style-name="P3">SCT<text:tab/>Smoothed Coherence Transform</text:p>
      <text:p text:style-name="P3">ML<text:tab/>Maximum Likelihood</text:p>
      <text:p text:style-name="P5">AED<text:tab/>Adaptive Eigenvalue Decomposi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0:59:12.781679164</meta:creation-date>
    <dc:date>2013-12-10T00:09:25.072096455</dc:date>
    <meta:editing-duration>PT10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1" meta:paragraph-count="11" meta:word-count="38" meta:character-count="258" meta:non-whitespace-character-count="231"/>
  </office:meta>
</office:document-meta>
</file>